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7.172cm"/>
    </style:style>
    <style:style style:name="co3" style:family="table-column">
      <style:table-column-properties fo:break-before="auto" style:column-width="11.01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45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k3172si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C4,C6,C7,C10,C13,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,C8,C11,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,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(generic, bright, LowCost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Connector_Coaxial:U.FL_Hirose_U.FL-R-SMT-1_Vertical</text:p>
          </table:table-cell>
          <table:table-cell office:value-type="string" calcext:value-type="string">
            <text:p>U.FL socket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Inductor Murata LQW15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 Murata LQM21DN150M70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,L4,L5</text:p>
          </table:table-cell>
          <table:table-cell office:value-type="string" calcext:value-type="string">
            <text:p>Bead120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FerriteBead Murata MPZ1005S121ETD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,R2,R7,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 (generic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 1%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AK3172-SIP</text:p>
          </table:table-cell>
          <table:table-cell office:value-type="string" calcext:value-type="string">
            <text:p>JoEm:XCVR_RAK3172-SIP_LoRaModule</text:p>
          </table:table-cell>
          <table:table-cell office:value-type="string" calcext:value-type="string">
            <text:p>RAK3172LP-SIP or RAK3172-SIP (EU868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1,Z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_0_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,Z4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(tbd/n.p./see schematic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mark to U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facturer: <text:a xlink:href="https://store.rakwireless.com/products/wisduo-module-rak3172-sip?utm_source=RAK3172SiP&amp;utm_medium=Document&amp;utm_campaign=BuyFromStore&amp;_gl=1*4s1qvu*_gcl_au*NTgwNzMwNzU5LjE3NDM3ODI0NjU.&amp;variant=41727631884486" xlink:type="simple">https://store.rakwireless.com/products/wisduo-module-rak3172-sip?utm_source=RAK3172SiP&amp;utm_medium=Document&amp;utm_campaign=BuyFromStore&amp;_gl=1*4s1qvu*_gcl_au*NTgwNzMwNzU5LjE3NDM3ODI0NjU.&amp;variant=41727631884486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RAK3172LP-SIP (LowPower) <text:s text:c="2"/>8XXMHz for <text:s/>EU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 have these modules alredy in the company.</text:p>
          </table:table-cell>
          <table:table-cell table:number-columns-repeated="7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.00.0000</text:date>, <text:time style:data-style-name="N2" text:time-value="15:28:29.459521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18T15:29:25.945159100</dc:date>
    <meta:editing-duration>PT12M14S</meta:editing-duration>
    <meta:editing-cycles>3</meta:editing-cycles>
    <meta:generator>LibreOffice/25.2.4.3$Windows_X86_64 LibreOffice_project/33e196637044ead23f5c3226cde09b47731f7e27</meta:generator>
    <meta:document-statistic meta:table-count="1" meta:cell-count="92" meta:object-count="0"/>
  </office:meta>
</office:document-meta>
</file>